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0.99pt double #000000" style:border-line-width-bottom="0.09mm 0.09mm 0.18mm" fo:border-left="none" fo:border-right="none" fo:border-top="none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nterface positional inform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formation</text:p>
          </table:table-cell>
          <table:table-cell table:style-name="ce3"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50" calcext:value-type="float">
            <text:p>195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00" calcext:value-type="float">
            <text:p>15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950" calcext:value-type="float">
            <text:p>19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ase_Top</text:p>
          </table:table-cell>
          <table:table-cell table:number-columns-repeated="4"/>
        </table:table-row>
        <table:table-row table:style-name="ro1" table:number-rows-repeated="20">
          <table:table-cell table:number-columns-repeated="8"/>
        </table:table-row>
        <table:table-row table:style-name="ro1">
          <table:table-cell table:style-name="ce1" office:value-type="string" calcext:value-type="string">
            <text:p>Interface positional inform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formation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00" calcext:value-type="float">
            <text:p>170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950" calcext:value-type="float">
            <text:p>1950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eal_Top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ecRes_Top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ecRes_Top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ecRes_Top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ecRes_Top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ecRes_Top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ecRes_Top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ecRes_Top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500" calcext:value-type="float">
            <text:p>150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SecRes_Top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inFault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ainFault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inFault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ainFault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MainFault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1" office:value-type="string" calcext:value-type="string">
            <text:p>Interface dip inform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azimuth</text:p>
          </table:table-cell>
          <table:table-cell table:style-name="ce2" office:value-type="string" calcext:value-type="string">
            <text:p>dip</text:p>
          </table:table-cell>
          <table:table-cell table:style-name="ce2" office:value-type="string" calcext:value-type="string">
            <text:p>polarity</text:p>
          </table:table-cell>
          <table:table-cell table:style-name="ce2" office:value-type="string" calcext:value-type="string">
            <text:p>formation</text:p>
          </table:table-cell>
          <table:table-cell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950" calcext:value-type="float">
            <text:p>950</text:p>
          </table:table-cell>
          <table:table-cell office:value-type="float" office:value="90" calcext:value-type="float">
            <text:p>90</text:p>
          </table:table-cell>
          <table:table-cell office:value-type="float" office:value="18.435" calcext:value-type="float">
            <text:p>18,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_Top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400" calcext:value-type="float">
            <text:p>1400</text:p>
          </table:table-cell>
          <table:table-cell office:value-type="float" office:value="90" calcext:value-type="float">
            <text:p>90</text:p>
          </table:table-cell>
          <table:table-cell office:value-type="float" office:value="18.435" calcext:value-type="float">
            <text:p>18,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cRes_Top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864.602" calcext:value-type="float">
            <text:p>864,602</text:p>
          </table:table-cell>
          <table:table-cell office:value-type="float" office:value="270" calcext:value-type="float">
            <text:p>270</text:p>
          </table:table-cell>
          <table:table-cell office:value-type="float" office:value="71.565" calcext:value-type="float">
            <text:p>71,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nFaul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2:35:26.072000000</meta:creation-date>
    <dc:date>2017-11-16T22:47:55.042000000</dc:date>
    <meta:editing-duration>PT12M1S</meta:editing-duration>
    <meta:editing-cycles>5</meta:editing-cycles>
    <meta:generator>LibreOffice/5.3.6.1$Windows_X86_64 LibreOffice_project/686f202eff87ef707079aeb7f485847613344eb7</meta:generator>
    <meta:document-statistic meta:table-count="1" meta:cell-count="267" meta:object-count="0"/>
  </office:meta>
</office:document-meta>
</file>